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none" style:font-size-asian="15pt" style:font-size-complex="1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a xlink:type="simple" xlink:href="https://www.youtube.com/watch?v=oTzNRv6X51o&amp;list=PLhW3qG5bs-L9E2KV6vVdB-YTk-sRxmRAB" text:style-name="Internet_20_link" text:visited-style-name="Visited_20_Internet_20_Link"><text:span text:style-name="T3">Web Service</text:span></text:a><text:a xlink:type="simple" xlink:href="https://www.youtube.com/watch?v=oTzNRv6X51o&amp;list=PLhW3qG5bs-L9E2KV6vVdB-YTk-sRxmRAB" text:style-name="Internet_20_link" text:visited-style-name="Visited_20_Internet_20_Link"><text:span text:style-name="T2">s</text:span></text:a><text:span text:style-name="T2"> </text:span></text:p>
      <text:p text:style-name="Standard"><text:bookmark text:name="hover-overlays"/></text:p>
      <text:section text:style-name="Sect1" text:name="contents">
        <text:section text:style-name="Sect1" text:name="Section15">
          <text:section text:style-name="Sect1" text:name="Section16">
            <text:section text:style-name="Sect1" text:name="content">
              <text:section text:style-name="Sect1" text:name="meta">
                <text:h text:style-name="Heading_20_3" text:outline-level="3"><text:bookmark text:name="video-title"/>Web Services Beginner Tutorial 1 - Introduction - What is a Web Service </text:h>
              </text:section>
            </text:section>
            <text:section text:style-name="Sect1" text:name="Section20">
              <text:section text:style-name="Sect1" text:name="Section24">
                <text:h text:style-name="Heading_20_3" text:outline-level="3"><text:bookmark text:name="meta"/><text:bookmark text:name="video-title1"/>Web Services Beginner Tutorial 2 - How Web Services Work (Overview) </text:h>
              </text:section>
            </text:section>
            <text:section text:style-name="Sect1" text:name="Section32">
              <text:section text:style-name="Sect1" text:name="Section36">
                <text:h text:style-name="Heading_20_3" text:outline-level="3"><text:bookmark text:name="meta1"/><text:bookmark text:name="video-title2"/>Web Services Beginner Tutorial 3 - What is WSDL and UDDI </text:h>
              </text:section>
            </text:section>
            <text:section text:style-name="Sect1" text:name="Section44">
              <text:section text:style-name="Sect1" text:name="Section48">
                <text:h text:style-name="Heading_20_3" text:outline-level="3"><text:bookmark text:name="meta2"/><text:bookmark text:name="video-title3"/>Web Services Beginner Tutorial 4 - What are SOAP Web Services </text:h>
              </text:section>
            </text:section>
            <text:section text:style-name="Sect1" text:name="Section56">
              <text:section text:style-name="Sect1" text:name="Section60">
                <text:h text:style-name="Heading_20_3" text:outline-level="3"><text:bookmark text:name="meta3"/><text:bookmark text:name="video-title4"/>Web Services Beginner Tutorial 5 - What are REST Web Services (Part-1) </text:h>
              </text:section>
            </text:section>
            <text:section text:style-name="Sect1" text:name="Section68">
              <text:section text:style-name="Sect1" text:name="Section72">
                <text:h text:style-name="Heading_20_3" text:outline-level="3"><text:bookmark text:name="meta4"/><text:bookmark text:name="video-title5"/>Web Services Beginner Tutorial 6 - What are REST Web Services (Part-2) </text:h>
              </text:section>
            </text:section>
            <text:section text:style-name="Sect1" text:name="Section80">
              <text:section text:style-name="Sect1" text:name="Section84">
                <text:h text:style-name="Heading_20_3" text:outline-level="3"><text:bookmark text:name="meta5"/><text:bookmark text:name="video-title6"/>Web Services Beginner Tutorial 7 - How to create API Documentation through WSDL url </text:h>
              </text:section>
            </text:section>
            <text:section text:style-name="Sect1" text:name="Section92">
              <text:section text:style-name="Sect1" text:name="Section96">
                <text:h text:style-name="Heading_20_3" text:outline-level="3"><text:bookmark text:name="meta6"/><text:bookmark text:name="video-title7"/>Web Services Beginner Tutorial 8 - How to Compare two wsdl (api web services) online </text:h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27:05.452338978</meta:creation-date>
    <dc:date>2018-11-04T15:29:33.675481019</dc:date>
    <meta:editing-duration>PT2M28S</meta:editing-duration>
    <meta:editing-cycles>1</meta:editing-cycles>
    <meta:document-statistic meta:table-count="0" meta:image-count="0" meta:object-count="0" meta:page-count="1" meta:paragraph-count="9" meta:word-count="101" meta:character-count="583" meta:non-whitespace-character-count="482"/>
    <meta:generator>LibreOffice/6.0.6.2$Linux_X86_64 LibreOffice_project/00m0$Build-2</meta:generator>
  </office:meta>
</office:document-meta>
</file>